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b438" officeooo:paragraph-rsid="001eb438"/>
    </style:style>
    <style:style style:name="P2" style:family="paragraph" style:parent-style-name="Preformatted_20_Text">
      <style:text-properties officeooo:rsid="002caffb" officeooo:paragraph-rsid="002caffb"/>
    </style:style>
    <style:style style:name="P3" style:family="paragraph" style:parent-style-name="Preformatted_20_Text" style:list-style-name="L1">
      <style:text-properties officeooo:rsid="001eb438" officeooo:paragraph-rsid="001eb438" fo:background-color="#ff66cc"/>
    </style:style>
    <style:style style:name="P4" style:family="paragraph" style:parent-style-name="Preformatted_20_Text" style:list-style-name="L1">
      <style:text-properties officeooo:rsid="001eb438" officeooo:paragraph-rsid="001eb438" fo:background-color="#00ff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32284017786534228" text:style-name="L1">
        <text:list-item>
          <text:p text:style-name="P4">N-th Fibonacci</text:p>
        </text:list-item>
        <text:list-item>
          <text:p text:style-name="P4">Sum all digits of a number</text:p>
        </text:list-item>
        <text:list-item>
          <text:p text:style-name="P4">Sum all divisors of an integer</text:p>
        </text:list-item>
        <text:list-item>
          <text:p text:style-name="P4">Check if integer is prime</text:p>
        </text:list-item>
        <text:list-item>
          <text:p text:style-name="P4">Check if a number has a prime number of divisors</text:p>
        </text:list-item>
        <text:list-item>
          <text:p text:style-name="P4">Are there n sevens in a row?</text:p>
        </text:list-item>
        <text:list-item>
          <text:p text:style-name="P4">Integer Palindromes</text:p>
        </text:list-item>
        <text:list-item>
          <text:p text:style-name="P4">Number containing a single digit?</text:p>
        </text:list-item>
        <text:list-item>
          <text:p text:style-name="P4">Number containing all digits?</text:p>
        </text:list-item>
        <text:list-item>
          <text:p text:style-name="P4">Is number balanced?</text:p>
        </text:list-item>
        <text:list-item>
          <text:p text:style-name="P3">Counting substrings !!!</text:p>
        </text:list-item>
        <text:list-item>
          <text:p text:style-name="P4">Vowels in a string</text:p>
        </text:list-item>
        <text:list-item>
          <text:p text:style-name="P4">Consonants in a string</text:p>
        </text:list-item>
        <text:list-item>
          <text:p text:style-name="P4">Turn a number into a list of digits</text:p>
        </text:list-item>
        <text:list-item>
          <text:p text:style-name="P4">Turn a list of digits into a number</text:p>
        </text:list-item>
        <text:list-item>
          <text:p text:style-name="P4">Biggest difference between two numbers</text:p>
        </text:list-item>
        <text:list-item>
          <text:p text:style-name="P4">Increasing sequence?</text:p>
        </text:list-item>
        <text:list-item>
          <text:p text:style-name="P4">Decreasing sequence?</text:p>
        </text:list-item>
        <text:list-item>
          <text:p text:style-name="P4">Zero Insertion</text:p>
        </text:list-item>
        <text:list-item>
          <text:p text:style-name="P4">Sum Numbers in Matrix</text:p>
        </text:list-item>
        <text:list-item>
          <text:p text:style-name="P4">Matrix Bombing</text:p>
        </text:list-item>
        <text:list-item>
          <text:p text:style-name="P4">Hack Numbers</text:p>
        </text:list-item>
        <text:list-item>
          <text:p text:style-name="P4">NaN Expand</text:p>
        </text:list-item>
        <text:list-item>
          <text:p text:style-name="P3">Iterations of NaN Expand !!!</text:p>
        </text:list-item>
        <text:list-item>
          <text:p text:style-name="P4">Integer prime factorization</text:p>
        </text:list-item>
        <text:list-item>
          <text:p text:style-name="P4">Calculate coins</text:p>
        </text:list-item>
        <text:list-item>
          <text:p text:style-name="P4">What is the sign?</text:p>
        </text:list-item>
      </text:list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2T01:00:30.441930978</dc:date>
    <meta:generator>LibreOffice/4.2.6.3$Linux_X86_64 LibreOffice_project/420m0$Build-3</meta:generator>
    <meta:editing-duration>PT10H48M38S</meta:editing-duration>
    <meta:editing-cycles>7</meta:editing-cycles>
    <meta:document-statistic meta:table-count="0" meta:image-count="0" meta:object-count="0" meta:page-count="1" meta:paragraph-count="27" meta:word-count="139" meta:character-count="712" meta:non-whitespace-character-count="627"/>
  </office:meta>
</office:document-meta>
</file>